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008in"/>
    </style:style>
    <style:style style:name="co4" style:family="table-column">
      <style:table-column-properties fo:break-before="auto" style:column-width="1.7165in"/>
    </style:style>
    <style:style style:name="co5" style:family="table-column">
      <style:table-column-properties fo:break-before="auto" style:column-width="1.9244in"/>
    </style:style>
    <style:style style:name="co6" style:family="table-column">
      <style:table-column-properties fo:break-before="auto" style:column-width="1.422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6953in"/>
    </style:style>
    <style:style style:name="co9" style:family="table-column">
      <style:table-column-properties fo:break-before="auto" style:column-width="2.0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table:number-columns-repeated="5"/>
          <table:table-cell office:value-type="string">
            <text:p>ai_weight</text:p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"CORVETT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ORVETTE_WARP_DRIVE_2"</text:p>
          </table:table-cell>
          <table:table-cell table:number-columns-repeated="5"/>
        </table:table-row>
        <table:table-row table:style-name="ro1">
          <table:table-cell office:value-type="string">
            <text:p>"CORVETT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ORVETTE_HYPER_DRIVE_2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2"</text:p>
          </table:table-cell>
          <table:table-cell table:number-columns-repeated="5"/>
        </table:table-row>
        <table:table-row table:style-name="ro1">
          <table:table-cell office:value-type="string">
            <text:p>"CORVETT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ORVETTE_WARP_DRIVE_3"</text:p>
          </table:table-cell>
          <table:table-cell table:number-columns-repeated="5"/>
        </table:table-row>
        <table:table-row table:style-name="ro1">
          <table:table-cell office:value-type="string">
            <text:p>"CORVETT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ORVETTE_HYPER_DRIVE_3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3"</text:p>
          </table:table-cell>
          <table:table-cell table:number-columns-repeated="5"/>
        </table:table-row>
        <table:table-row table:style-name="ro1">
          <table:table-cell office:value-type="string">
            <text:p>"CORVETT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corvette corvetteNSC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corvette corvetteNSC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ORVETTE_JUMP_DRIVE_2"</text:p>
          </table:table-cell>
          <table:table-cell table:number-columns-repeated="5"/>
        </table:table-row>
        <table:table-row table:style-name="ro2">
          <table:table-cell office:value-type="string">
            <text:p>"CORVETT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corvette corvetteNSC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ORVETTE_PSI_JUMP_DRIVE_1"</text:p>
          </table:table-cell>
          <table:table-cell table:number-columns-repeated="5"/>
        </table:table-row>
        <table:table-row table:style-name="ro1">
          <table:table-cell office:value-type="string">
            <text:p>"CORVETT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corvette corvetteNSC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DESTROY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ESTROYER_WARP_DRIVE_2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ESTROYER_HYPER_DRIVE_2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2"</text:p>
          </table:table-cell>
          <table:table-cell table:number-columns-repeated="5"/>
        </table:table-row>
        <table:table-row table:style-name="ro2">
          <table:table-cell office:value-type="string">
            <text:p>"DESTROY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ESTROYER_WARP_DRIVE_3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ESTROYER_HYPER_DRIVE_3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3"</text:p>
          </table:table-cell>
          <table:table-cell table:number-columns-repeated="5"/>
        </table:table-row>
        <table:table-row table:style-name="ro2">
          <table:table-cell office:value-type="string">
            <text:p>"DESTROY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ESTROYER_JUMP_DRIVE_2"</text:p>
          </table:table-cell>
          <table:table-cell table:number-columns-repeated="5"/>
        </table:table-row>
        <table:table-row table:style-name="ro2">
          <table:table-cell office:value-type="string">
            <text:p>"DESTROY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ESTROYER_PSI_JUMP_DRIVE_1"</text:p>
          </table:table-cell>
          <table:table-cell table:number-columns-repeated="5"/>
        </table:table-row>
        <table:table-row table:style-name="ro2">
          <table:table-cell office:value-type="string">
            <text:p>"DESTROY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CRUIS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RUISER_WARP_DRIVE_2"</text:p>
          </table:table-cell>
          <table:table-cell table:number-columns-repeated="5"/>
        </table:table-row>
        <table:table-row table:style-name="ro2">
          <table:table-cell office:value-type="string">
            <text:p>"CRUIS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RUISER_HYPER_DRIVE_2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RUISER_WORMHOLE_MODULATOR_2"</text:p>
          </table:table-cell>
          <table:table-cell table:number-columns-repeated="5"/>
        </table:table-row>
        <table:table-row table:style-name="ro2">
          <table:table-cell office:value-type="string">
            <text:p>"CRUIS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RUISER_WARP_DRIVE_3"</text:p>
          </table:table-cell>
          <table:table-cell table:number-columns-repeated="5"/>
        </table:table-row>
        <table:table-row table:style-name="ro2">
          <table:table-cell office:value-type="string">
            <text:p>"CRUIS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RUISER_HYPER_DRIVE_3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RUISER_WORMHOLE_MODULATOR_3"</text:p>
          </table:table-cell>
          <table:table-cell table:number-columns-repeated="5"/>
        </table:table-row>
        <table:table-row table:style-name="ro2">
          <table:table-cell office:value-type="string">
            <text:p>"CRUIS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5"/>
        </table:table-row>
        <table:table-row table:style-name="ro2">
          <table:table-cell office:value-type="string">
            <text:p>"CRUIS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RUISER_JUMP_DRIVE_2"</text:p>
          </table:table-cell>
          <table:table-cell table:number-columns-repeated="5"/>
        </table:table-row>
        <table:table-row table:style-name="ro2">
          <table:table-cell office:value-type="string">
            <text:p>"CRUIS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RUISER_PSI_JUMP_DRIVE_1"</text:p>
          </table:table-cell>
          <table:table-cell table:number-columns-repeated="5"/>
        </table:table-row>
        <table:table-row table:style-name="ro2">
          <table:table-cell office:value-type="string">
            <text:p>"CRUIS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BATTLESHIP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BATTLESHIP_WARP_DRIVE_2"</text:p>
          </table:table-cell>
          <table:table-cell table:number-columns-repeated="5"/>
        </table:table-row>
        <table:table-row table:style-name="ro2">
          <table:table-cell office:value-type="string">
            <text:p>"BATTLESHIP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BATTLESHIP_HYPER_DRIVE_2"</text:p>
          </table:table-cell>
          <table:table-cell table:number-columns-repeated="5"/>
        </table:table-row>
        <table:table-row table:style-name="ro2">
          <table:table-cell office:value-type="string">
            <text:p>"BATTLESHIP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2"</text:p>
          </table:table-cell>
          <table:table-cell table:number-columns-repeated="5"/>
        </table:table-row>
        <table:table-row table:style-name="ro2">
          <table:table-cell office:value-type="string">
            <text:p>"BATTLESHIP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BATTLESHIP_WARP_DRIVE_3"</text:p>
          </table:table-cell>
          <table:table-cell table:number-columns-repeated="5"/>
        </table:table-row>
        <table:table-row table:style-name="ro2">
          <table:table-cell office:value-type="string">
            <text:p>"BATTLESHIP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BATTLESHIP_HYPER_DRIVE_3"</text:p>
          </table:table-cell>
          <table:table-cell table:number-columns-repeated="5"/>
        </table:table-row>
        <table:table-row table:style-name="ro1">
          <table:table-cell office:value-type="string">
            <text:p>"BATTLESHIP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3"</text:p>
          </table:table-cell>
          <table:table-cell table:number-columns-repeated="5"/>
        </table:table-row>
        <table:table-row table:style-name="ro1">
          <table:table-cell office:value-type="string">
            <text:p>"BATTLESHIP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5"/>
        </table:table-row>
        <table:table-row table:style-name="ro1">
          <table:table-cell office:value-type="string">
            <text:p>"BATTLESHIP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BATTLESHIP_JUMP_DRIVE_2"</text:p>
          </table:table-cell>
          <table:table-cell table:number-columns-repeated="5"/>
        </table:table-row>
        <table:table-row table:style-name="ro1">
          <table:table-cell office:value-type="string">
            <text:p>"BATTLESHIP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BATTLESHIP_PSI_JUMP_DRIVE_1"</text:p>
          </table:table-cell>
          <table:table-cell table:number-columns-repeated="5"/>
        </table:table-row>
        <table:table-row table:style-name="ro2">
          <table:table-cell office:value-type="string">
            <text:p>"BATTLESHIP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DREADNOUGHT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READNOUGHT_WARP_DRIVE_2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READNOUGHT_HYPER_DRIVE_2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2"</text:p>
          </table:table-cell>
          <table:table-cell table:number-columns-repeated="5"/>
        </table:table-row>
        <table:table-row table:style-name="ro2">
          <table:table-cell office:value-type="string">
            <text:p>"DREADNOUGHT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READNOUGHT_WARP_DRIVE_3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READNOUGHT_HYPER_DRIVE_3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3"</text:p>
          </table:table-cell>
          <table:table-cell table:number-columns-repeated="5"/>
        </table:table-row>
        <table:table-row table:style-name="ro2">
          <table:table-cell office:value-type="string">
            <text:p>"DREADNOUGHT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READNOUGHT_JUMP_DRIVE_2"</text:p>
          </table:table-cell>
          <table:table-cell table:number-columns-repeated="5"/>
        </table:table-row>
        <table:table-row table:style-name="ro2">
          <table:table-cell office:value-type="string">
            <text:p>"DREADNOUGHT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READNOUGHT_PSI_JUMP_DRIVE_1"</text:p>
          </table:table-cell>
          <table:table-cell table:number-columns-repeated="5"/>
        </table:table-row>
        <table:table-row table:style-name="ro2">
          <table:table-cell office:value-type="string">
            <text:p>"DREADNOUGHT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6"/>
        </table:table-row>
        <table:table-row table:style-name="ro2">
          <table:table-cell office:value-type="string">
            <text:p>"NON_DESIGNABL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NON_DESIGNABLE_WAR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NON_DESIGNABLE_HYPER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NON_DESIGNABLE_WARP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NON_DESIGNABLE_HYPER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NON_DESIGNABLE_JUM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NON_DESIGNABLE_PSI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NON_DESIGNABL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/>
          <table:table-cell office:value-type="string">
            <text:p>{ shipclass_colonizer shipclass_constructor shipclass_transport shipclass_science_ship }</text:p>
          </table:table-cell>
          <table:table-cell table:number-columns-repeated="4"/>
        </table:table-row>
        <table:table-row table:style-name="ro2">
          <table:table-cell office:value-type="string">
            <text:p>"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-0.33">
            <text:p>-0.33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JUMP_DRIVE_2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float" office:value="-0.33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table:number-columns-repeated="2"/>
          <table:table-cell office:value-type="string">
            <text:p>"ftl_components"</text:p>
          </table:table-cell>
          <table:table-cell office:value-type="string">
            <text:p>"PSI_JUMP_DRIVE_1"</text:p>
          </table:table-cell>
          <table:table-cell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2">
          <table:table-cell office:value-type="string">
            <text:p>"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table:number-columns-repeated="2"/>
          <table:table-cell office:value-type="string">
            <text:p>"ftl_components"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0</text:p>
          </table:table-cell>
          <table:table-cell/>
          <table:table-cell office:value-type="string">
            <text:p>tech_psi_jump_drive_1</text:p>
          </table:table-cell>
        </table:table-row>
      </table:table>
      <table:table table:name="OccurenceNumbers" table:style-name="ta1">
        <table:table-column table:style-name="co2" table:number-columns-repeated="23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table:number-columns-repeated="5"/>
          <table:table-cell office:value-type="string">
            <text:p>ai_weight</text:p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ORVETTE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ESTROYER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CRUISER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BATTLESHIP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DREADNOUGHT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NON_DESIGNABLE_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ARP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HYPER_DRIVE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WORMHOLE_MODULATOR_3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JUMP_DRIVE_2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22"/>
          <table:table-cell office:value-type="string">
            <text:p>has_technology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"PSI_JUMP_DRIVE_1"</text:p>
          </table:table-cell>
          <table:table-cell table:number-columns-repeated="22"/>
        </table:table-row>
        <table:table-row table:style-name="ro1">
          <table:table-cell table:number-columns-repeated="8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6"/>
          <table:table-cell office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22"/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23:2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23:25:28.13</dc:date>
    <dc:creator>David </dc:creator>
    <meta:editing-duration>PT6H13M56S</meta:editing-duration>
    <meta:editing-cycles>2</meta:editing-cycles>
    <meta:document-statistic meta:table-count="2" meta:cell-count="3803" meta:object-count="0"/>
  </office:meta>
</office:document-meta>
</file>